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38cm" draw:marker-end-width="0.38cm" draw:textarea-horizontal-align="center" draw:textarea-vertical-align="top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013cm" style:protect="size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1cm" svg:height="5.5cm" svg:x="2cm" svg:y="0.7cm">
          <text:p text:style-name="P1"><text:span text:style-name="T1"><text:s/></text:span><text:span text:style-name="T1">git.company.com</text:span></text:p>
        </draw:rect>
        <draw:custom-shape draw:style-name="gr2" draw:text-style-name="P2" xml:id="id3" draw:id="id3" draw:layer="layout" svg:width="1.5cm" svg:height="1cm" svg:x="3.5cm" svg:y="3.9cm">
          <text:p text:style-name="P2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1.5cm" svg:height="1cm" svg:x="6.5cm" svg:y="3.9cm">
          <text:p text:style-name="P2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1.5cm" svg:height="1cm" svg:x="9.75cm" svg:y="3.9cm">
          <text:p text:style-name="P2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.75cm" svg:y1="4.4cm" svg:x2="8cm" svg:y2="4.4cm" draw:start-shape="id1" draw:end-shape="id2" draw:end-glue-point="1" svg:d="m9750 4400h-1750">
          <text:p/>
        </draw:connector>
        <draw:connector draw:style-name="gr3" draw:text-style-name="P2" draw:layer="layout" svg:x1="6.5cm" svg:y1="4.4cm" svg:x2="5cm" svg:y2="4.4cm" draw:start-shape="id2" draw:start-glue-point="3" draw:end-shape="id3" draw:end-glue-point="1" svg:d="m6500 4400h-1500">
          <text:p/>
        </draw:connector>
        <draw:connector draw:style-name="gr4" draw:text-style-name="P2" draw:layer="layout" draw:type="line" svg:x1="10.5cm" svg:y1="3.9cm" svg:x2="10.5cm" svg:y2="3.2cm" draw:start-shape="id1" draw:start-glue-point="0" draw:end-shape="id4" draw:end-glue-point="2" svg:d="m10500 3900v-700">
          <text:p/>
        </draw:connector>
        <draw:rect draw:style-name="gr5" draw:text-style-name="P2" xml:id="id4" draw:id="id4" draw:layer="layout" svg:width="2cm" svg:height="0.5cm" svg:x="9.5cm" svg:y="2.7cm">
          <text:p text:style-name="P2"><text:span text:style-name="T2">master</text:span></text:p>
        </draw:rect>
        <draw:rect draw:style-name="gr1" draw:text-style-name="P1" draw:layer="layout" svg:width="11cm" svg:height="5.5cm" svg:x="2cm" svg:y="8.6cm">
          <text:p text:style-name="P1"><text:span text:style-name="T1">Local repo</text:span></text:p>
        </draw:rect>
        <draw:custom-shape draw:style-name="gr2" draw:text-style-name="P2" xml:id="id7" draw:id="id7" draw:layer="layout" svg:width="1.5cm" svg:height="1cm" svg:x="3.5cm" svg:y="11.3cm">
          <text:p text:style-name="P2">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1.5cm" svg:height="1cm" svg:x="6.5cm" svg:y="11.3cm">
          <text:p text:style-name="P2">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1.5cm" svg:height="1cm" svg:x="9.55cm" svg:y="11.3cm">
          <text:p text:style-name="P2">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svg:x1="9.55cm" svg:y1="11.8cm" svg:x2="8cm" svg:y2="11.8cm" draw:start-shape="id5" draw:end-shape="id6" draw:end-glue-point="1" svg:d="m9550 11800h-1550">
          <text:p/>
        </draw:connector>
        <draw:connector draw:style-name="gr3" draw:text-style-name="P2" draw:layer="layout" svg:x1="6.5cm" svg:y1="11.8cm" svg:x2="5cm" svg:y2="11.8cm" draw:start-shape="id6" draw:start-glue-point="3" draw:end-shape="id7" draw:end-glue-point="1" svg:d="m6500 11800h-1500">
          <text:p/>
        </draw:connector>
        <draw:connector draw:style-name="gr4" draw:text-style-name="P2" draw:layer="layout" draw:type="line" svg:x1="10.3cm" svg:y1="11.3cm" svg:x2="10.3cm" svg:y2="10.6cm" draw:start-shape="id5" draw:start-glue-point="0" draw:end-shape="id8" draw:end-glue-point="2" svg:d="m10300 11300v-700">
          <text:p/>
        </draw:connector>
        <draw:rect draw:style-name="gr5" draw:text-style-name="P2" xml:id="id8" draw:id="id8" draw:layer="layout" svg:width="2cm" svg:height="0.5cm" svg:x="9.3cm" svg:y="10.1cm">
          <text:p text:style-name="P2"><text:span text:style-name="T2">master</text:span></text:p>
        </draw:rect>
        <draw:rect draw:style-name="gr5" draw:text-style-name="P3" xml:id="id9" draw:id="id9" draw:layer="layout" svg:width="3cm" svg:height="0.5cm" svg:x="8.8cm" svg:y="13cm">
          <text:p text:style-name="P3"><text:span text:style-name="T3">origin/master</text:span></text:p>
        </draw:rect>
        <draw:connector draw:style-name="gr4" draw:text-style-name="P2" draw:layer="layout" draw:type="line" svg:x1="10.3cm" svg:y1="13cm" svg:x2="10.3cm" svg:y2="12.3cm" draw:start-shape="id9" draw:start-glue-point="0" draw:end-shape="id5" draw:end-glue-point="2" svg:d="m10300 13000v-700">
          <text:p/>
        </draw:connector>
        <draw:frame draw:style-name="gr6" draw:text-style-name="P4" draw:layer="layout" svg:width="10cm" svg:height="0.683cm" svg:x="4cm" svg:y="6.937cm">
          <draw:text-box>
            <text:p text:style-name="P4">git clone git@git.company.com:myProject.git</text:p>
          </draw:text-box>
        </draw:frame>
        <draw:custom-shape draw:style-name="gr7" draw:text-style-name="P2" draw:layer="layout" svg:width="0.5cm" svg:height="2cm" svg:x="3.5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lien Durillon</meta:initial-creator>
    <meta:creation-date>2011-03-13T18:05:35</meta:creation-date>
    <dc:date>2011-03-13T19:03:39</dc:date>
    <dc:creator>Julien Durillon</dc:creator>
    <meta:editing-duration>PT42M34S</meta:editing-duration>
    <meta:editing-cycles>3</meta:editing-cycles>
    <meta:generator>LibreOffice/3.3$Unix LibreOffice_project/330m19$Build-8</meta:generator>
    <meta:document-statistic meta:object-count="20"/>
  </office:meta>
</office:document-meta>
</file>